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70"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71"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2"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3"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5"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7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77"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7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79"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8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8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8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87"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88"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89"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90"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91"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92"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93"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94"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95"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96"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97"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98"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99"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00"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01"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02"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03"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04"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05"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06"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07"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08"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09"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10"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11"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12"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13"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14"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style:style style:name="T36" style:family="text">
      <style:text-properties fo:font-size="12pt" officeooo:rsid="0050501a" style:font-size-asian="12pt" style:font-size-complex="12pt"/>
    </style:style>
    <style:style style:name="T37" style:family="text">
      <style:text-properties fo:font-size="12pt" officeooo:rsid="005549b4" style:font-size-asian="12pt" style:font-size-complex="12pt"/>
    </style:style>
    <style:style style:name="T38" style:family="text">
      <style:text-properties fo:font-size="12pt" style:text-underline-style="solid" style:text-underline-width="auto" style:text-underline-color="font-color" style:font-size-asian="12pt" style:font-size-complex="12pt"/>
    </style:style>
    <style:style style:name="T3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0"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5549b4" style:font-size-asian="12pt" style:font-weight-asian="normal" style:font-size-complex="12pt" style:font-weight-complex="normal"/>
    </style:style>
    <style:style style:name="T43" style:family="text">
      <style:text-properties fo:font-size="12pt" fo:font-weight="normal" officeooo:rsid="0056c174" style:font-size-asian="12pt" style:font-weight-asian="normal" style:font-size-complex="12pt" style:font-weight-complex="normal"/>
    </style:style>
    <style:style style:name="T44" style:family="text">
      <style:text-properties fo:font-size="12pt" fo:font-weight="normal" officeooo:rsid="0057cc75" style:font-size-asian="12pt" style:font-weight-asian="normal" style:font-size-complex="12pt" style:font-weight-complex="normal"/>
    </style:style>
    <style:style style:name="T45" style:family="text">
      <style:text-properties fo:font-size="12pt" fo:font-weight="normal" officeooo:rsid="0059acd6" style:font-size-asian="12pt" style:font-weight-asian="normal" style:font-size-complex="12pt" style:font-weight-complex="normal"/>
    </style:style>
    <style:style style:name="T46" style:family="text">
      <style:text-properties fo:font-size="12pt" fo:font-weight="bold" style:font-size-asian="12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ارای ـــــ عنصر، ـــــ دوره ( تناوب )، و ـــــ گروه، دارای ۵ دسته ـــــ ، ـــــ ، ـــــ و ـــــ</text:p>
      <text:p text:style-name="P1">تعداد عناصر: دسته <text:s/>ـــــ ، ـــــ عنصر، دسته ـــــ ، ـــــ عنصر، دسته ـــــ ، ـــــ عنصر و دسته ـــــ ، ـــــ عنصر</text:p>
      <text:p text:style-name="P2">روند‌های تناوبی</text:p>
      <text:p text:style-name="P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۱: شعاع اتمی</text:p>
      <text:p text:style-name="P2">۲: واکنش‌پذیری: آ) خاصیت فلزی ب) خاصیت نافلزی</text:p>
      <text:p text:style-name="P2"/>
      <text:p text:style-name="P2">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4"><text:span text:style-name="T3">ب) در هر گروه از بالا به پایین، اثر هسته بر لایه الکترونی بیرونی، </text:span><text:span text:style-name="T6">ـــــ </text:span><text:span text:style-name="T3">می‌شود.</text:span></text:p>
      <text:p text:style-name="P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9">تمرین: روند تغییرات را در مورد سه روند تناوبی ذکر شده در کتاب در طرح‌های روبه‌رو مشخص نمایید:</text:p>
      <text:p text:style-name="P5"/>
      <text:p text:style-name="P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0">هر چه شعاع اتم بزرگ‌تر باشد، اندازه آن بزرگ‌تر است.</text:p>
      <text:p text:style-name="P7"/>
      <text:p text:style-name="P11">روند تغییرات شعاع اتمی</text:p>
      <text:p text:style-name="P8"/>
      <text:p text:style-name="P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8"><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8"/>
      <text:p text:style-name="P12">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0">نتیجه: هر هر دوره از چپ به راست، با افزایش تعداد پروتون‌ها، هر الکترون، جاذبه ـــــ دریافت می‌کند.</text:p>
      <text:p text:style-name="P20"/>
      <text:p text:style-name="P21">بررسی نمودار ۱ ص ۱۳:</text:p>
      <text:p text:style-name="P15"><text:span text:style-name="T24">نکته ۱: در تناوب </text:span><text:span text:style-name="T25">ـــــ </text:span><text:span text:style-name="T24">از چپ به راست، شعاع اتمی عنصر‌ها کاهش می‌یابد.</text:span></text:p>
      <text:p text:style-name="P15"><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1">نکته ۳: تفاوت شعاع عناصر ( در تناوب ۳ ): بین نافلز‌ها <text:s text:c="9"/>بین فلز‌ها</text:p>
      <text:p text:style-name="P21">( یعنی روند تغییرات شعاع، در اوایل/اواخر تناوب سوم، چشمگیر‌تر است. )</text:p>
      <text:p text:style-name="P21"/>
      <text:p text:style-name="P22">مقایسته تغییرات شعاع و واکنش‌پذیری عنصر‌های گروه ۱، ۲ و ۱۷</text:p>
      <text:p text:style-name="P23">با هم بی‌اندیشیم ص ۱۲: ۱) ـــــ آسانتر الکترون از دست می‌دهد، چون شعاع ـــــ دارد.</text:p>
      <text:p text:style-name="P24">۲) بله/خیر، چون شدت واکنش ـــــ با گاز کلر، بیشتر است. ( ـــــ تر به کلر الکترون می‌دهد. )</text:p>
      <text:p text:style-name="P16"><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17"><text:span text:style-name="T24">انرژی نور </text:span><text:span text:style-name="T26">ـــــ &gt; ـــــ &gt; ـــــ</text:span></text:p>
      <text:p text:style-name="P17"><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18"><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19"><text:span text:style-name="T24">واکنش فلز قلیایی </text:span><text:span text:style-name="T28">(M)</text:span><text:span text:style-name="T24"> با گاز کلر:</text:span></text:p>
      <text:p text:style-name="P26"/>
      <text:p text:style-name="P19"><text:span text:style-name="T24">واکنش‌پذیری: </text:span><text:span text:style-name="T26">ـــــ &gt; ـــــ &gt; ـــــ</text:span></text:p>
      <text:p text:style-name="P25"/>
      <text:p text:style-name="P19"><text:span text:style-name="T26">و</text:span><text:span text:style-name="T24">اکنش فلز قلیایی خاکی (M’) با گاز کلر:</text:span></text:p>
      <text:p text:style-name="P26"/>
      <text:p text:style-name="P19"><text:span text:style-name="T24">واکنش‌پذیری: </text:span><text:span text:style-name="T26">ـــــ &gt; ـــــ &gt; ـــــ</text:span></text:p>
      <text:p text:style-name="P19"><text:span text:style-name="T26">و</text:span><text:span text:style-name="T24">اکنش‌پذیزی: فلز قلیایی <text:s text:c="7"/>فلز قلیایی خاکی ( هم تناوب )</text:span></text:p>
      <text:p text:style-name="P19"><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87">M → M+</text:p>
      <text:p text:style-name="P87">M’ → M’2+</text:p>
      <text:p text:style-name="P88"><text:span text:style-name="T24">تمرین: واکنش‌پذیری عنصر‌های دارای اعداد اتمی ۱۱، ۱۲ و ۱۳ را مقایسه کنید: </text:span><text:span text:style-name="T13">ـــــ &lt; ـــــ &lt; ـــــ</text:span></text:p>
      <text:p text:style-name="P88"><text:span text:style-name="T13">ت</text:span><text:span text:style-name="T12">ذکر مهم: واکنش‌پذیری عنصر‌های واسطه، در مواردی </text:span><text:span text:style-name="T14">از نظام گفته شده، پیروی نمی‌کند.</text:span></text:p>
      <text:p text:style-name="P89">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27">نتیجه؛<text:tab/><text:tab/>واکنش‌پذیری: فلز‌های اصلی<text:tab/><text:tab/><text:tab/>فلز‌های واسطه</text:p>
      <text:p text:style-name="P27"><text:tab/><text:tab/>استحکام: فلز‌های اصلی<text:tab/><text:tab/><text:tab/>فلز‌های واسطه</text:p>
      <text:p text:style-name="P27"/>
      <text:p text:style-name="P90"><text:span text:style-name="T16">در گروه ۱، از بالا به پایین، «خاصیت فلزی </text:span><text:span text:style-name="T12">≡</text:span><text:span text:style-name="T16"> واکنش‌پذیری» ـــــ می‌شود.</text:span></text:p>
      <text:p text:style-name="P28">در گروه ۱۷، از بالا به پایین، «خاصیت ـــــ ≡ واکنش‌پذیری» ـــــ می‌شود.</text:p>
      <text:p text:style-name="P28">به علت ـــــ شدن اثر هسته بر لایه بیرونی از بالا به پایین</text:p>
      <text:p text:style-name="P91"><text:span text:style-name="T15">واکنش‌پذیری*: </text:span><text:span text:style-name="T16">ـــــ &lt; ـــــ &lt; ـــــ</text:span></text:p>
      <text:p text:style-name="P91"><text:span text:style-name="T16">د</text:span><text:span text:style-name="T15">ر تولید لامپ چراغ‌های جلو خودرو از </text:span><text:span text:style-name="T16">ـــــ </text:span><text:span text:style-name="T15">استفاده می‌شود.</text:span></text:p>
      <text:p text:style-name="P92"><text:span text:style-name="T15">ت) با افزایش شعاع، خاصیت نافلزی </text:span><text:span text:style-name="T16">ـــــ </text:span><text:span text:style-name="T15">می‌شود.</text:span></text:p>
      <text:p text:style-name="P92"><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93"><text:span text:style-name="T21">پ</text:span><text:span text:style-name="T20">رسش مهم</text:span><text:span text:style-name="T15">: کدام هالوژن، در دمای ۴۰۰ درجه سانتی‌گراد با H2 واکنش می‌دهد؟</text:span></text:p>
      <text:p text:style-name="P93"><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93"><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93"><text:span text:style-name="T15">واکنش‌دهند و </text:span><text:span text:style-name="T16">ـــــ </text:span><text:span text:style-name="T15">تولید کنند. مثال:</text:span></text:p>
      <text:p text:style-name="P94"><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95"><text:span text:style-name="T15">۳) نقطه جوش هالوژن‌ها: </text:span><text:span text:style-name="T16">ـــــ &lt; ـــــ &lt; ـــــ &lt; ـــــ</text:span></text:p>
      <text:p text:style-name="P96"><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97"><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29">۵) F، Cl، Br و I فلز/نافلز هستند.</text:p>
      <text:p text:style-name="P97"><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97"><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97"><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97"><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29">رابطه‌ی نمک‌ها و ترکیب‌های یونی</text:p>
      <text:p text:style-name="P97"><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97"><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29"/>
      <text:p text:style-name="P30">رفتار‌های «کلی» فلز‌ها مشابه است اما تفاوت‌های قابل توجهی نیز دارند به طوری که:</text:p>
      <text:p text:style-name="P31">هر فلز، رفتار‌های « ـــــ » خود را دارد. نمونه: ( شکل‌های حاشیه ص ۱۴ )</text:p>
      <text:p text:style-name="P31">سدیم: نرم/سخت است. با چاقو بریده ـــــ و جلای نقره‌ای آن در مجاورت اکسیژن ـــــ به کندی/سرعت از بین می‌رود و ـــــ می‌شود.</text:p>
      <text:p text:style-name="P31">آهن: محکم ـــــ ( برای ساخت در و پنجره ) و در هوای خشک/مرطوب با ـــــ خوا به ـــــ واکنش می‌دهد و به ـــــ آهن تبدیل می‌شود.</text:p>
      <text:p text:style-name="P31">طلا: در گذر زمان، جلای فلزی خود را ـــــ ـــــ و خوش رنگ و ـــــ می‌ماند. برخی گنبد‌ها و گلدسته‌ها با ـــــ نازکی از طلا ـــــ می‌شود.</text:p>
      <text:p text:style-name="P65">دنیایی رنگی با عنصر‌های دسته d</text:p>
      <text:p text:style-name="P3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08"><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109"><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110"><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111"><text:span text:style-name="T20">اغلب عناصر واسطه، دو ویژگی دارند: ترکیبات </text:span><text:span text:style-name="T22">ـــــ </text:span><text:span text:style-name="T20">و ظرفیت‌های </text:span><text:span text:style-name="T22">ـــــ</text:span></text:p>
      <text:p text:style-name="P111"><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66">« آرایش الکترونی فلز‌های واسطه »</text:p>
      <text:p text:style-name="P112"><text:span text:style-name="T20">زیر لایه </text:span><text:span text:style-name="T22">ـــــ </text:span><text:span text:style-name="T20">در آن‌ها در حال پر شدن است:</text:span></text:p>
      <text:p text:style-name="P112"><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4">نکته مهم: زیرلایه 4s نسبت به 3d؛</text:p>
      <text:p text:style-name="P112"><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98"><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5">اتم</text:p>
        </text:list-item>
        <text:list-item>
          <text:p text:style-name="P35">کاتیون</text:p>
        </text:list-item>
        <text:list-item>
          <text:p text:style-name="P35">آنیون</text:p>
        </text:list-item>
      </text:list>
      <text:p text:style-name="P36">۱) فقط اتم<text:tab/>۲) فقط آنیون<text:tab/>۳) اتم و آنیون<text:tab/>۴) فقط کاتیون<text:tab/>۵) فقط یون</text:p>
      <text:p text:style-name="P37">خود را بیازمایید صفحه ۱۶ ( به همراه تمرین آرایش الکترونی چند عنصر واسطه دیگر )</text:p>
      <text:p text:style-name="P38"/>
      <text:p text:style-name="P67">«نکاتی درباره عناصر واسطه تناوب ۴»</text:p>
      <text:p text:style-name="P113"><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113"><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113"><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113"><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38">_{26}Fe: [Ar]4s 3d</text:p>
      <text:p text:style-name="P38">۵) ظرفیت اصلی ( کمترین ظرفیت ) و بیشترین ظرفیت عناصر واسطه تناوب ۴:</text:p>
      <text:p text:style-name="P38">( ممکن است برخی از این عناصر، ظرفیت‌های دیگری بین این دو ظرفیت داشته باشند )</text:p>
      <text:p text:style-name="P113"><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114"><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114"><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114"><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99"><text:span text:style-name="T20">طلا ( </text:span><text:span text:style-name="T19">ـــــ </text:span><text:span text:style-name="T15">)</text:span></text:p>
      <text:p text:style-name="P39">طلا افزون بر ویژگی‌های مشترک با سایر فلز‌ها، ویژگی‌های منحصر به فردی نیز دارد.</text:p>
      <text:p text:style-name="P100"><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101"><text:span text:style-name="T15">پرتو‌های خورشیدی، از روی ورقه طلا، </text:span><text:span text:style-name="T19">ـــــ </text:span><text:span text:style-name="T15">زیادی دارند.</text:span></text:p>
      <text:p text:style-name="P101"><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101"><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101"><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68">«عنصر‌ها به چه شکلی در طبیعت یافت می‌شوند؟»</text:p>
      <text:p text:style-name="P101"><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0">اغلب عناصر در طبیعت، به شکل آزاد/ترکیب یافت می‌شوند، هرچند،</text:p>
      <text:p text:style-name="P101"><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101"><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101"><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102"><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69">«حالت آزاد»</text:p>
      <text:p text:style-name="P103"><text:span text:style-name="T15">در یک عنصر یعنی، اتم‌های آن با اتمی </text:span><text:span text:style-name="T19">ـــــ</text:span></text:p>
      <text:p text:style-name="P103"><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103"><text:span text:style-name="T20">پرسش – </text:span><text:span text:style-name="T15">چند مورد، حالت آزاد هیدروژن است؟</text:span></text:p>
      <text:p text:style-name="P41">۱)<text:tab/>H<text:tab/>۲)H-Cl<text:tab/>۳) H-H</text:p>
      <text:p text:style-name="P104"><text:span text:style-name="T20">روش شناسایی کاتیون‌های آهن ( واکنش‌ها، موازنه شوند. ) </text:span><text:span text:style-name="T15">( کاوش کنید ۱ صفحه ۱۹ )</text:span></text:p>
      <text:p text:style-name="P103"><text:span text:style-name="T15">ج) آزمایش ۱ صفحه ۱۹ ( شناسایی Fe^{2+} ) به کمک یون </text:span><text:span text:style-name="T19">ـــــ</text:span></text:p>
      <text:p text:style-name="P42">(aq)+ <text:s text:c="2"/>(aq) → <text:s text:c="2"/>(s)+ <text:s text:c="2"/>(aq)</text:p>
      <text:p text:style-name="P103"><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103"><text:span text:style-name="T15">پ) آزمایش ۲ صفحه ۱۹ ( شناسایی Fe^{3+} ) به کمک یون </text:span><text:span text:style-name="T19">ـــــ</text:span></text:p>
      <text:p text:style-name="P105"><text:span text:style-name="T19">(</text:span><text:span text:style-name="T15">aq)+ <text:s text:c="3"/>(aq) → <text:s text:c="2"/>(s)+ <text:s text:c="3"/>(aq)</text:span></text:p>
      <text:p text:style-name="P103"><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103"><text:span text:style-name="T15">تذکر: روش شناسایی یک ذره، باید </text:span><text:span text:style-name="T19">ـــــ </text:span><text:span text:style-name="T15">«ویژه» و مشخص، ایجاد کند، به شکلی که؛</text:span></text:p>
      <text:p text:style-name="P103"><text:span text:style-name="T15">یون مورد نظر/یون شناساگر، فقط با یون مورد نظر/یون شناساگر، آن </text:span><text:span text:style-name="T19">ـــــ </text:span><text:span text:style-name="T15">را ایجاد کند.</text:span></text:p>
      <text:p text:style-name="P103"><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103"><text:span text:style-name="T15">نکته ۲: در واکنش جابه‌جایی دوگانه، ظرفیت هر ذره، در دو طرف واکنش یکسان </text:span><text:span text:style-name="T19">ـــــ</text:span></text:p>
      <text:p text:style-name="P103"><text:span text:style-name="T15">آزمایش ۳ صفحه ۱۹: </text:span><text:span text:style-name="T19">( </text:span><text:span text:style-name="T15">واکنش‌ها موازنه شوند. ) ابتدا، میخ زنگ‌زده را در محلول Hcl وارد می‌کنیم:</text:span></text:p>
      <text:p text:style-name="P105"><text:span text:style-name="T15">ب) Fe_2O_3(s)+HCl(aq) → </text:span><text:span text:style-name="T19">ـــــ </text:span><text:span text:style-name="T15">(aq) + _____ ( </text:span><text:span text:style-name="T19">ـــــ </text:span><text:span text:style-name="T15">)</text:span></text:p>
      <text:p text:style-name="P41">سپس، به این سامانه، محلول آبی «سود» می‌افزاییم:</text:p>
      <text:p text:style-name="P105"><text:span text:style-name="T15">پ) ____ (aq) + <text:s text:c="2"/>NaOH(aq) → </text:span><text:span text:style-name="T19">ـــــ </text:span><text:span text:style-name="T15">(s) + </text:span><text:span text:style-name="T19">ـــــ </text:span><text:span text:style-name="T15">(aq)</text:span></text:p>
      <text:p text:style-name="P103"><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103"><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1">کاوش کنید ۲ صفحه ۲۰:</text:p>
      <text:p text:style-name="P42">(I) Fe(s) + CuSO_4(aq) →</text:p>
      <text:p text:style-name="P42">(II) Cu(s) + FeSO_4(aq) →</text:p>
      <text:p text:style-name="P103"><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103"><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106"><text:span text:style-name="T15">نتیجه: </text:span><text:span text:style-name="T19">ـــــ </text:span><text:span text:style-name="T15">از </text:span><text:span text:style-name="T19">ـــــ </text:span><text:span text:style-name="T15">واکنش‌پذیر‌تر است.</text:span></text:p>
      <text:p text:style-name="P106"><text:span text:style-name="T15">نکته ۳: در واکنش جابه‌جایی یگانه، حتماً در واکنش، بار </text:span><text:span text:style-name="T19">ـــــ </text:span><text:span text:style-name="T15">ذره تغییر می‌کند.</text:span></text:p>
      <text:p text:style-name="P106"><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3"/>
      <text:p text:style-name="P106"><text:span text:style-name="T15">خوب است بدانیم:</text:span></text:p>
      <text:p text:style-name="P107"><text:span text:style-name="T15">Fe + HCl → </text:span><text:span text:style-name="T19">ـــــ </text:span><text:span text:style-name="T15">+ H_2<text:tab/>/<text:tab/>Fe+Cl_2 → </text:span><text:span text:style-name="T19">ـــــ</text:span></text:p>
      <text:p text:style-name="P33"/>
      <text:p text:style-name="P70">«واکنش‌پذیری»</text:p>
      <text:p text:style-name="P44">واکنش‌پذیری هر فلز ( و به طور کلی هر عنصر ) تمایل آن را برای انجام ـــــ ـــــ نشان می‌دهد.*</text:p>
      <text:p text:style-name="P4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4">با هم بیندیشیم صفحه ۲۰: ( با توجه به جدول پایین صفحه ۲۰ به پرسش‌ها پاسخ دهید )</text:p>
      <text:p text:style-name="P44">واکنش‌پذیری: ( زیاد: ـــــ ، ـــــ ) ( کم: ـــــ ، ـــــ ) ( ناچیز: ـــــ ، ـــــ و ـــــ )</text:p>
      <text:p text:style-name="P45">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6">ب) در «شرایط یکسان»، سرعت واکنش‌دادن در هوای مرطوب: <text:span text:style-name="T31">ـــــ &lt; ـــــ &lt; ـــــ</text:span></text:p>
      <text:p text:style-name="P46">پ) تأمین شرایط نگهداری فلز‌ها با واکنش‌پذیری <text:span text:style-name="T31">ـــــ </text:span>، دشوارتر است.</text:p>
      <text:p text:style-name="P47">( چون با کمترین مقدار مواد، از جمله <text:span text:style-name="T31">ـــــ </text:span>هوا، واکنش می‌دهند و فعالیت شیمیایی آن‌ها <text:span text:style-name="T31">ـــــ </text:span>است. )</text:p>
      <text:p text:style-name="P47">ت) به طور کلی، در هر واکنش شیمیایی که به طور طبیعی ( خود به خود ) انجام می‌شود؛</text:p>
      <text:p text:style-name="P47">واکنش‌پذیری: واکنش‌دهنده‌ها <text:s text:c="6"/>فرآورده‌ها<text:tab/><text:tab/>پایداری: واکنش‌دهنده‌ها <text:s text:c="7"/>فرآورده‌ها</text:p>
      <text:p text:style-name="P47">با هم بیندیشیم صفحه ۲۱</text:p>
      <text:p text:style-name="P47">ت)</text:p>
      <text:p text:style-name="P47">واکنش‌پذیری: Na <text:s text:c="5"/>Fe</text:p>
      <text:p text:style-name="P48">Na_2O + C(s) <text:s/>delta → Na_2O(s) + Fe(s)</text:p>
      <text:p text:style-name="P48">Na_2O(s) + Fe(s) delta → <text:span text:style-name="T31">ـــــ</text:span></text:p>
      <text:p text:style-name="P47">ث)</text:p>
      <text:p text:style-name="P47">واکنش‌پذیری: Na <text:s text:c="6"/>C</text:p>
      <text:p text:style-name="P48">Na_2O + C(s) delta → <text:span text:style-name="T31">ـــــ</text:span></text:p>
      <text:p text:style-name="P48">CO_2(g) + Na(s) delta → <text:span text:style-name="T31">ـــــ</text:span></text:p>
      <text:p text:style-name="P47">به طور کلی:</text:p>
      <text:p text:style-name="P48">فلز: MX + M’ → M’X + M \Rightarrow<text:tab/><text:tab/>M<text:tab/>M’ <text:s/>:واکنش‌پذیری</text:p>
      <text:p text:style-name="P48">نافلز: MX + Z → MZ + X \Rightarrow<text:tab/><text:tab/>X<text:tab/>Z <text:s text:c="3"/>:واکنش‌پذیری</text:p>
      <text:p text:style-name="P48">نافلز: XY + Z → XZ + Y \Rightarrow<text:tab/><text:tab/><text:tab/>Y<text:tab/>Z <text:s text:c="3"/>:واکنش‌پذیری</text:p>
      <text:p text:style-name="P47">واکنش‌پذیری: Cu<text:tab/><text:tab/>Zn</text:p>
      <text:p text:style-name="P47">موازنه:</text:p>
      <text:p text:style-name="P48">Zn(s) + CuSO_4(aq) → <text:span text:style-name="T31">ـــــ </text:span>(aq) + <text:span text:style-name="T31">ـــــ </text:span>(s)</text:p>
      <text:p text:style-name="P48">Cu(s) + ZnSO_4(aq) → ـــــ</text:p>
      <text:p text:style-name="P47">واکنش‌پذیری: Cu<text:tab/><text:tab/>Al</text:p>
      <text:p text:style-name="P48">Al(s) + CuSO_4(aq) → ـــــ (aq) + ـــــ (s)</text:p>
      <text:p text:style-name="P48"><text:soft-page-break/>Cu + Al_2(SO_4)_3(aq) → ـــــ</text:p>
      <text:p text:style-name="P47">واکنش‌پذیری: Cu<text:tab/><text:tab/>Fe</text:p>
      <text:p text:style-name="P48">FeO(s) + Cu(s) → ـــــ</text:p>
      <text:p text:style-name="P48">CuO(s) + Fe(s) → ـــــ</text:p>
      <text:p text:style-name="P47">* اصطلاح «مس فلزی» به عنصر مس در حالت اتم/کاتیون-ترکیب اشاره دارد. عنصر می در حالت ـــــ یا ـــــ خاصیت فلزی</text:p>
      <text:p text:style-name="P49">واکنش‌پذیری</text:p>
      <text:p text:style-name="P50">Mg<text:tab/>Ti</text:p>
      <text:p text:style-name="P50">Ti<text:tab/>Fe</text:p>
      <text:p text:style-name="P50">آیا این واکنش انجام‌پذیر است؟</text:p>
      <text:p text:style-name="P50">تمرین دوره‌ای ۶ صفحه ۴۸</text:p>
      <text:p text:style-name="P51">TiCl_4(s) + Mg(s) delta → ـــــ(s) + ـــــ(s)</text:p>
      <text:p text:style-name="P51">Fe_2O_3(s) + Ti (s) delta → ـــــ (s) + Fe (s)</text:p>
      <text:p text:style-name="P51">Mg(s) + Fe_2O_3 (s) delta → ـــــ (s) + ـــــ (s)</text:p>
      <text:p text:style-name="P50">ـــــ چون ـــــ از ـــــ واکنش‌پذیر‌تر است</text:p>
      <text:p text:style-name="P50">روش استخراج ـــــ فلزی از ـــــ ( <text:s/>) ـــــ در معدن مس سرچشمه: ( تمرین دوره‌ای ۷ )</text:p>
      <text:p text:style-name="P50">واکنش‌پذیری:</text:p>
      <text:p text:style-name="P51">Cu_2S(s) + O_2(g) → ـــــ (s) + ـــــ (g)</text:p>
      <text:p text:style-name="P50">روش استخراج ـــــ فلزی از ـــــ ( <text:s/>) ـــــ ( ـــــ ) در فولاد مبارکه:</text:p>
      <text:p text:style-name="P51">( صفحه ۲۱ ) Fe_2O_3(s) + C(s) delta → ـــــ (s) + ـــــ (g)</text:p>
      <text:p text:style-name="P51">( با هم بیندیشیم صفحه۲۱ ) FeO(S) + C(s) delta → ـــــ (s) + ـــــ (g)</text:p>
      <text:p text:style-name="P51">( صفحه ۲۵ ) Fe_2O_3(s) + CO(g) → ـــــ (s) + ـــــ (g)<text:tab/><text:tab/>:روش دیگری برای استخراج آهن</text:p>
      <text:p text:style-name="P51">Fe<text:tab/>C</text:p>
      <text:p text:style-name="P50">آهن، ـــــ ترین عنصر کره زمین است و ـــــ مصرف سالانه را بین فلز‌ها در جهان دارد.</text:p>
      <text:p text:style-name="P50">برای جوش دادن خطوط آهن، از واکنشی موسوم به « ـــــ » استفاده می‌شود:</text:p>
      <text:p text:style-name="P51">Al(s) + Fe_2O_3(s) → ـــــ (s) + ـــــ (l) <text:tab/>( خوب است بدانیم صفحه ۲۴ )</text:p>
      <text:p text:style-name="P50">فلزها در طبیعت، اغلب به شکل ـــــ ـــــ یافت می‌شوند؛</text:p>
      <text:p text:style-name="P50">هرچه فلزی واکنش‌پذیرتر باشد، استخراج آن ـــــ است.</text:p>
      <text:p text:style-name="P50">مسئله ( خوب است بدانیم صفحه ۲۲ ) از واکنش ۴۰ گرم آهن (III) اکسید با کربن، انتظار می‌رود چند گرم آهن به دست آید؟</text:p>
      <text:p text:style-name="P50">یازدهم</text:p>
      <text:p text:style-name="P50">دنیای واقعی واکنش‌ها ← درصد خلوص</text:p>
      <text:p text:style-name="P50">گاهی واکنش‌های شیمیایی، مطابق آنچه انتظار می‌رود پیش نمی‌روند. ممکن است واکنش‌دهنده‌ها ناخالص باشند،</text:p>
      <text:p text:style-name="P50"><text:tab/><text:tab/><text:tab/><text:tab/><text:tab/><text:tab/><text:tab/>واکنش به طور کامل انجام نشود ( به دلیل شرایط مختلف)</text:p>
      <text:p text:style-name="P50"><text:tab/><text:tab/><text:tab/><text:tab/><text:tab/><text:tab/><text:tab/>یا همزمان، واکنش‌های ناخواسته دیگری انجام شود.</text:p>
      <text:p text:style-name="P52">C=12, O=16, H=1, Fe=56, Al=27</text:p>
      <text:p text:style-name="P5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3"><text:soft-page-break/>پیوند با ریاضی:</text:p>
      <text:p text:style-name="P53">۲- الف ( صفحه ۲۳ )</text:p>
      <text:p text:style-name="P53">۲- ب: </text:p>
      <text:p text:style-name="P52">Ra _{(بازده درصدی)} = \frac{مقدار ــــــ}{مقدار ــــــ}*۱۰۰</text:p>
      <text:p text:style-name="P54">مسئله ۱: از تخمیر ۱.۵ تن گلوکز موجود در <text:span text:style-name="T33">پسماندهای گیاهی، چند تن سوخت سبز ( ـــــ ) تولید می‌شود؟ ( Ra=80% )</text:span></text:p>
      <text:p text:style-name="P55">C_6H_{12}_O_6( ـــــ ) → C_2H_5_OH( ـــــ ) + CO_2(g)</text:p>
      <text:p text:style-name="P5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57">\ce{Fe2O3(s) + CO(g) -&gt; Fe(s) + CO2(g)}</text:p>
      <text:p text:style-name="P56">تمرین دوره‌ای ۶</text:p>
      <text:p text:style-name="P71">درصد خلوص</text:p>
      <text:p text:style-name="P56">پیوند با ریاضی ( ۱- الف صفحه ۲۳): </text:p>
      <text:p text:style-name="P56">یعنی در هر <text:span text:style-name="T34">ـــــ گرم از این ماده معدنی ( کانه )، ـــــ گرم ـــــ و ـــــ گرم مواد دیگر هست.</text:span></text:p>
      <text:p text:style-name="P56">۱- ب</text:p>
      <text:p text:style-name="P56">درصد خلوص = مقدار ماده خالص (P) / مقدار نمونه ناخالص (P’) *۱۰۰</text:p>
      <text:p text:style-name="P56">یا</text:p>
      <text:p text:style-name="P56">درصد خلوص = مقدار ماده ـــــ / مقدار ماده ـــــ + مقدار ناخالصی(ها) * ۱۰۰</text:p>
      <text:p text:style-name="P56">مسئله ۳ – ۱۰ گرم آهن با خلوص ۹۵٪ را در مقدار کافی محلول هیدروکلریک اسید می‌اندازیم. حجم H2(g) در شرایط STP، چند لیتر است؟</text:p>
      <text:p text:style-name="P57">\ce{Fe(s) + Hcl(aq) -&gt; FeCl2(aq) + H2(g)}</text:p>
      <text:p text:style-name="P56">خوب است بدانیم ۱ صفحه ۲۴</text:p>
      <text:p text:style-name="P56">الف) ـــــ فعال‌تر است، چون در واکنش خود بخودی سمت ـــــ قرار دارد ( و ـــــ را از ترکیبش خارج می‌کند. )</text:p>
      <text:p text:style-name="P56">بررسی تمرین دوره‌ای ۱، ۲ ، ۳ و ۷</text:p>
      <text:p text:style-name="P56"/>
      <text:p text:style-name="P72">«گیاه پالایی»</text:p>
      <text:p text:style-name="P5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6">خود را بیازمایید ۳ صفحه ۲۵ الف:</text:p>
      <text:p text:style-name="P56">ب:</text:p>
      <text:p text:style-name="P57">درصد نیکل در خاکستر = \frac{m_{(\qquad)}}{m_{(\qquad)}}*100 =</text:p>
      <text:p text:style-name="P56">پ:</text:p>
      <text:p text:style-name="P71">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6">پیوند با صنعت: گنجینه‌های اعماق دریا</text:p>
      <text:p text:style-name="P56">اعماق دریا، در برخی مناطق محتوی ـــــ چندین فلز واسطه ( ـــــ سولفیدی ) ( شکل ۱۱ پ صفحه ۲۶ )</text:p>
      <text:p text:style-name="P56">و در برخی مناطق دیگر، به صورت ـــــ ها و ـــــ هایی غنی از فلز‌هایی مانند ـــــ ، ـــــ ، ـــــ ، ـــــ و ـــــ است. ( شکل ۱۱ ب صفحه ۲۶ )</text:p>
      <text:p text:style-name="P56">غلظت گونه‌های فلزی «کف اقیانوس»، نسبت به «ذخایر زیرزمینی»، ـــــ است.</text:p>
      <text:p text:style-name="P56">جریان فلز بین «محیط زیست» و «جامعه»</text:p>
      <text:p text:style-name="P5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58"><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59"><text:span text:style-name="T35">با هم بیندیشیم صفحه ۲۷: «فرآیند استخراج فلز از طبیعت و بازگشت آن به‌ طبیعت»</text:span></text:p>
      <text:p text:style-name="P60"><text:span text:style-name="T35">الف) یکسان </text:span><text:span text:style-name="T36">ـــــ </text:span><text:span text:style-name="T35">( آهنگ مصرف<text:tab/><text:tab/>آهنگ بازگست به طبیعت )</text:span></text:p>
      <text:p text:style-name="P60"><text:span text:style-name="T35">ب) فلز‌ها، منابعی تجدید </text:span><text:span text:style-name="T36">ـــــ .</text:span></text:p>
      <text:p text:style-name="P60"><text:span text:style-name="T36">ب</text:span><text:span text:style-name="T35">ا تمام شدن معادن، دسترسی به آن‌ها </text:span><text:span text:style-name="T36">ـــــ </text:span><text:span text:style-name="T35">، و محدود به </text:span><text:span text:style-name="T36">ـــــ </text:span><text:span text:style-name="T35">است.</text:span></text:p>
      <text:p text:style-name="P60"><text:span text:style-name="T35">پ) بازیافت فلز‌ها از جمله آهن؛ ردپای CO_2 را کاهش می‌دهد. ( د / ن )</text:span></text:p>
      <text:p text:style-name="P60"><text:span text:style-name="T35">سبب کاهش سرعت گر‌مای جهانی می‌شود. ( د / ن )</text:span></text:p>
      <text:p text:style-name="P60"><text:span text:style-name="T35">گونه‌های زیستی بیشتری را از بین می‌برد. ( د / ن )</text:span></text:p>
      <text:p text:style-name="P60"><text:span text:style-name="T35">به توسعه پایدار کشور کمک می‌کند. ( د / ن )</text:span></text:p>
      <text:p text:style-name="P60"><text:span text:style-name="T35">پسماند سرانه فولاد </text:span><text:span text:style-name="T36">ـــــ </text:span><text:span text:style-name="T35">کیلوگرم است. با انرژی ذخیره شده از بازگردانی ۷ قوطی فولادی، می‌توان یک لامپ </text:span><text:span text:style-name="T38">۶۰</text:span><text:span text:style-name="T35"> واتی را حدود </text:span><text:span text:style-name="T38">۲۵</text:span><text:span text:style-name="T35"> ساعت روشن نگه داشت. در استخراج </text:span><text:span text:style-name="T38">۱</text:span><text:span text:style-name="T35"> کیلوگرم آهن، تقریباً </text:span><text:span text:style-name="T36">ـــــ </text:span><text:span text:style-name="T35">کیلوگرم سنگ معدن آهن، و </text:span><text:span text:style-name="T36">ـــــ </text:span><text:span text:style-name="T35">کیلوگرم از منابع معدنی دیگر مصرف می‌شود. در استخراج فلز، درصد کمی/زیادی از سنگ معدن به فلز تبدیل می‌شود.</text:span></text:p>
      <text:p text:style-name="P73"><text:span text:style-name="T35">NEW</text:span></text:p>
      <text:p text:style-name="P74"><text:span text:style-name="T35">ارزیابی چرخه عمر</text:span></text:p>
      <text:p text:style-name="P60"><text:span text:style-name="T35">چرخه عمر: میزان تأثیر یک فرآورده بر روی محیط زیست در طول مدت عمر آن.</text:span></text:p>
      <text:p text:style-name="P60"><text:span text:style-name="T35">ارزیابی چرخه عمر:تاثیر‌های هرفرآورده را در </text:span><text:span text:style-name="T38">۴</text:span><text:span text:style-name="T35"> مرحله، بررسی می‌کند:</text:span></text:p>
      <text:p text:style-name="P60"><text:span text:style-name="T35">۱: </text:span><text:span text:style-name="T36">ـــــ </text:span><text:span text:style-name="T35">و </text:span><text:span text:style-name="T36">ـــــ </text:span><text:span text:style-name="T35">مواد خام برای تولید فراورده<text:tab/>۲</text:span><text:span text:style-name="T36">: ـــــ<text:tab/><text:tab/></text:span><text:span text:style-name="T35">۳: </text:span><text:span text:style-name="T36">ـــــ<text:tab/><text:tab/></text:span><text:span text:style-name="T35">۴: </text:span><text:span text:style-name="T36">ـــــ</text:span></text:p>
      <text:p text:style-name="P60"><text:span text:style-name="T36">ا</text:span><text:span text:style-name="T35">رزیابی چرخه عمر، حاصل تلاش برای یافتن شاخص‌هایی است که کمک می‌کنند صنایع در مسیر بهره‌گیری از دانش فنی و تخصصی </text:span><text:span text:style-name="T38">سازگار‌تر با محیط زیست</text:span><text:span text:style-name="T35"> حرکت کنند، و رفتار و عمل‌کرد خود را در مسیر رسیدن به </text:span><text:span text:style-name="T39">توسعه پایدار</text:span><text:span text:style-name="T35"> «اصلاح» کنند.</text:span></text:p>
      <text:p text:style-name="P60"><text:span text:style-name="T35">بازیافت</text:span></text:p>
      <text:p text:style-name="P60"><text:span text:style-name="T35">حمل و نقل پسماندهای کاغذی سبب آلودگی هوا می‌شود.</text:span></text:p>
      <text:p text:style-name="P60"><text:span text:style-name="T35">حمل و نقل پسماند‌های پلاستیکی و ذوب کردن آن‌ها انرژی مصرف می‌کند و سبب آلودگی هوا می‌شود.</text:span></text:p>
      <text:p text:style-name="P60"><text:span text:style-name="T35">سوزاندن زباله</text:span></text:p>
      <text:p text:style-name="P60"><text:span text:style-name="T35">سبب انتشار گاز‌های گلخانه‌ای و آلودگی هوا می‌شود.</text:span></text:p>
      <text:p text:style-name="P60"><text:span text:style-name="T35">دفن‌کردن</text:span></text:p>
      <text:p text:style-name="P60"><text:span text:style-name="T35">تجزینه می‌شود. گاز متان ( آلاینده هوا ) تولید می‌کند.</text:span></text:p>
      <text:p text:style-name="P60"><text:span text:style-name="T35">(عملا) تجزیه نمی‌شود و سالیان طولانی در زمین باقی می‌ماند.</text:span></text:p>
      <text:p text:style-name="P60"><text:span text:style-name="T35">تأثیر مصرف فرآورده روی محیط زیست*</text:span></text:p>
      <text:p text:style-name="P60"><text:span text:style-name="T35">آلودگی هووا را به دنبال دارد.*</text:span></text:p>
      <text:p text:style-name="P60"><text:soft-page-break/><text:span text:style-name="T35">سبب آلودگی هوا، خاک و آب می‌شود.*</text:span></text:p>
      <text:p text:style-name="P60"><text:span text:style-name="T35">تأثیر روی محیط زیست</text:span></text:p>
      <text:p text:style-name="P60"><text:span text:style-name="T35">در تولید کاغذ آب به مقدار زیاد و مواد شیمیایی مضر برای محیط زیست مصرف می‌شود.</text:span></text:p>
      <text:p text:style-name="P60"><text:span text:style-name="T35">در پالایش نفت خام و واکنش پلیمری شدن انرژی زیادی مصرف می‌شود.</text:span></text:p>
      <text:p text:style-name="P60"><text:span text:style-name="T35">تأثیر حمل و نقل ماده خام بر محیط زیست*</text:span></text:p>
      <text:p text:style-name="P60"><text:span text:style-name="T35">سبب آلودگی هوا می‌شود.*</text:span></text:p>
      <text:p text:style-name="P60"><text:span text:style-name="T35">سبب آلودگی هوا می‌شود.*</text:span></text:p>
      <text:p text:style-name="P60"><text:span text:style-name="T35">تأثیر تولید ماده خام بر محیط زیست</text:span></text:p>
      <text:p text:style-name="P60"><text:span text:style-name="T35">با بریدن درختان زیستگاه جانداران زیادی تخریب می‌شود.</text:span></text:p>
      <text:p text:style-name="P60"><text:span text:style-name="T35">در استخراج نفت خام، انرژی زیادی مصرف می‌شود.</text:span></text:p>
      <text:p text:style-name="P60"><text:span text:style-name="T35">پایداری تأمین ماده اولیه یا خام</text:span></text:p>
      <text:p text:style-name="P60"><text:span text:style-name="T35">نسبتاً پایدار ( می‌توان تعداد زیادی درخت کاشت )</text:span></text:p>
      <text:p text:style-name="P60"><text:span text:style-name="T35">ناپایدار ( نفت، تجدیدناشدنی است. )</text:span></text:p>
      <text:p text:style-name="P60"><text:span text:style-name="T35">ماده اولیه یا خام</text:span></text:p>
      <text:p text:style-name="P60"><text:span text:style-name="T35">درخت</text:span></text:p>
      <text:p text:style-name="P60"><text:span text:style-name="T35">نفت خام</text:span></text:p>
      <text:p text:style-name="P60"><text:span text:style-name="T35">مراحل چرخه عمر</text:span></text:p>
      <text:p text:style-name="P60"><text:span text:style-name="T35">پاکت کاغذی</text:span></text:p>
      <text:p text:style-name="P60"><text:span text:style-name="T35">کیسه پلاستیکی</text:span></text:p>
      <text:p text:style-name="P60"><text:span text:style-name="T35">مرحله ۱: استخراج و تولید مواد اولیه و خام<text:tab/>۲: مرحله تولید<text:tab/>۳: مرحله مصرف<text:tab/>۴: مرحله دفع</text:span></text:p>
      <text:p text:style-name="P60"><text:span text:style-name="T35"/></text:p>
      <text:p text:style-name="P75"><text:span text:style-name="T35">نفت</text:span></text:p>
      <text:p text:style-name="P61"><text:span text:style-name="T35"><text:s/>نفت خام، یکی از سوخت‌های </text:span><text:span text:style-name="T36">ـــــ </text:span><text:span text:style-name="T35">است که به شکل مایعی </text:span><text:span text:style-name="T36">ـــــ </text:span><text:span text:style-name="T35">، </text:span><text:span text:style-name="T36">ـــــ </text:span><text:span text:style-name="T35">رنگ یا </text:span><text:span text:style-name="T36">ـــــ </text:span><text:span text:style-name="T35">( متمایل به </text:span><text:span text:style-name="T36">ـــــ </text:span><text:span text:style-name="T35">) از زمین بیرون کشیده می‌شود.</text:span></text:p>
      <text:p text:style-name="P61"><text:span text:style-name="T35">نفت خام در دنیای کنونی، دو نقش اساسی دارد: «منبع تأمین </text:span><text:span text:style-name="T36">ـــــ </text:span><text:span text:style-name="T35">» و « </text:span><text:span text:style-name="T36">ـــــ </text:span><text:span text:style-name="T35">اولیه برای تهیه </text:span><text:span text:style-name="T38">مواد</text:span><text:span text:style-name="T35"> و </text:span><text:span text:style-name="T38">کالاها</text:span><text:span text:style-name="T35">»</text:span></text:p>
      <text:p text:style-name="P61"><text:span text:style-name="T35">مصرف روزانه نفت خام ( ۸۰،۰۰۰،۰۰۰ بشکه )</text:span></text:p>
      <text:p text:style-name="P61"><text:span text:style-name="T35">نیمی: سوخت </text:span><text:span text:style-name="T36">ـــــ ـــــ </text:span><text:span text:style-name="T35">( حدود ٪ </text:span><text:span text:style-name="T36">ـــــ </text:span><text:span text:style-name="T35">)</text:span></text:p>
      <text:p text:style-name="P61"><text:span text:style-name="T35">نیمی: ← تأمین </text:span><text:span text:style-name="T36">ـــــ </text:span><text:span text:style-name="T35">و انرژی </text:span><text:span text:style-name="T36">ـــــ </text:span><text:span text:style-name="T35">( حدود ٪ </text:span><text:span text:style-name="T36">ـــــ </text:span><text:span text:style-name="T35">)</text:span></text:p>
      <text:p text:style-name="P61"><text:span text:style-name="T35"><text:tab/>← تولید </text:span><text:span text:style-name="T36">ـــــ </text:span><text:span text:style-name="T35">و </text:span><text:span text:style-name="T36">ـــــ </text:span><text:span text:style-name="T35">، </text:span><text:span text:style-name="T36">ـــــ </text:span><text:span text:style-name="T35">ها، مواد </text:span><text:span text:style-name="T36">ـــــ </text:span><text:span text:style-name="T35">و </text:span><text:span text:style-name="T36">ـــــ </text:span><text:span text:style-name="T35">، </text:span><text:span text:style-name="T36">ـــــ </text:span><text:span text:style-name="T35">، </text:span><text:span text:style-name="T36">ـــــ </text:span><text:span text:style-name="T35">، مواد </text:span><text:span text:style-name="T36">ـــــ </text:span><text:span text:style-name="T35">و </text:span><text:span text:style-name="T36">ـــــ </text:span><text:span text:style-name="T35">( حدود ٪ </text:span><text:span text:style-name="T36">ـــــ </text:span><text:span text:style-name="T35">)</text:span></text:p>
      <text:p text:style-name="P61"><text:span text:style-name="T35">نفت خام، مخلوطی از هزاران ترکیب شیمیایی است که بخش عمده آن را </text:span><text:span text:style-name="T36">ـــــ </text:span><text:span text:style-name="T35">‌های گوناگون تشکیل می‌دهند. عنصر اصلی سازنده نفت خام، </text:span><text:span text:style-name="T36">ـــــ </text:span><text:span text:style-name="T35">است. کربن، اساس استخوان‌بندی </text:span><text:span text:style-name="T36">ـــــ ـــــ </text:span><text:span text:style-name="T35">ها است.</text:span></text:p>
      <text:p text:style-name="P61"><text:span text:style-name="T35">کربن در خانه شماره </text:span><text:span text:style-name="T36">ـــــ </text:span><text:span text:style-name="T35">جدون دوره‌ای جای دارد. ( سرگروه گروه </text:span><text:span text:style-name="T36">ـــــ </text:span><text:span text:style-name="T35">) و اتم آن، در لایه ظرفیت خود </text:span><text:span text:style-name="T36">ـــــ </text:span><text:span text:style-name="T35">الکترون دارد. خوب است بدانیم صفحه ۳۰. الف) آرایش الکترونی فشرده::</text:span></text:p>
      <text:p text:style-name="P61"><text:span text:style-name="T35">ب) آرایش الکترون نکته‌ای اتم کربن:</text:span></text:p>
      <text:p text:style-name="P61"><text:span text:style-name="T35">پ) انواع پیوند اشتراکی ( برای رسیدن به آرایش هشتایی ): </text:span><text:span text:style-name="T36">ـــــ </text:span><text:span text:style-name="T35">، </text:span><text:span text:style-name="T36">ـــــ </text:span><text:span text:style-name="T35">و </text:span><text:span text:style-name="T36">ـــــ</text:span></text:p>
      <text:p text:style-name="P61"><text:span text:style-name="T36">م</text:span><text:span text:style-name="T35">ثال) تشکیل متان ( CH_4 ):</text:span></text:p>
      <text:p text:style-name="P61"><text:span text:style-name="T35"/></text:p>
      <text:p text:style-name="P62"><text:span text:style-name="T35">تمرین: آرایش الکترون نقطه‌ای اتم‌های زیر را رسم کنید:</text:span></text:p>
      <text:p text:style-name="P63"><text:span text:style-name="T35">الف) بیشترین تعداد الکترون لایه ظرفیت، مربوط به کدام گروه است؟ گروه </text:span><text:span text:style-name="T36">ـــــ </text:span><text:span text:style-name="T35">( </text:span><text:span text:style-name="T36">ـــــ </text:span><text:span text:style-name="T35">الکترون ظرفیتی )</text:span></text:p>
      <text:p text:style-name="P63"><text:span text:style-name="T35">ب) بیشترین تعداد الکترون منفرد ( تکی ) مربوط به کدام گروه است؟</text:span></text:p>
      <text:p text:style-name="P63"><text:span text:style-name="T35">گروه </text:span><text:span text:style-name="T36">ـــــ </text:span><text:span text:style-name="T35">( </text:span><text:span text:style-name="T36">ـــــ </text:span><text:span text:style-name="T35">تک الکترون)</text:span></text:p>
      <text:p text:style-name="P63"><text:span text:style-name="T35">پ) ظرفیت عناصر کدام گروه، بیشتر است؟ چرا؟</text:span></text:p>
      <text:p text:style-name="P63"><text:span text:style-name="T35">گروه </text:span><text:span text:style-name="T36">ـــــ </text:span><text:span text:style-name="T35">( ظرفیت </text:span><text:span text:style-name="T36">ـــــ </text:span><text:span text:style-name="T35">) ← ظرفیت اصلی گروه</text:span></text:p>
      <text:p text:style-name="P63"><text:span text:style-name="T35">مشاهده</text:span></text:p>
      <text:p text:style-name="P63"><text:span text:style-name="T35">A) اتم </text:span><text:span text:style-name="T36">ـــــ </text:span><text:span text:style-name="T35">و</text:span><text:span text:style-name="T36">ـــــ </text:span><text:span text:style-name="T35">می‌توانند بیش از سایر فلز‌ها پیوند اشتراکی ایجاد کنند.. ( با ظرفیت اصلی خود )</text:span></text:p>
      <text:p text:style-name="P63"><text:span text:style-name="T35">B) اتم </text:span><text:span text:style-name="T36">ـــــ </text:span><text:span text:style-name="T35">( و البته </text:span><text:span text:style-name="T36">ـــــ </text:span><text:span text:style-name="T35">، </text:span><text:span text:style-name="T36">ـــــ </text:span><text:span text:style-name="T35">و </text:span><text:span text:style-name="T36">ـــــ </text:span><text:span text:style-name="T35">) می‌توانند پیوند‌های دوگانه و اتم‌های </text:span><text:span text:style-name="T36">ـــــ </text:span><text:span text:style-name="T35">، </text:span><text:span text:style-name="T36">ـــــ </text:span><text:span text:style-name="T35">و </text:span><text:span text:style-name="T36">ـــــ </text:span><text:span text:style-name="T35">می‌توانند پیوند سه‌گانه ایجاد کنند.</text:span></text:p>
      <text:p text:style-name="P63"><text:span text:style-name="T35">نتیجه: </text:span><text:span text:style-name="T46">بیشترین</text:span><text:span text:style-name="T35"> و </text:span><text:span text:style-name="T46">متنوع‌ترین</text:span><text:span text:style-name="T35"> ترکیبات، باید مربوط به گروه </text:span><text:span text:style-name="T36">ـــــ </text:span><text:span text:style-name="T35">باشد:</text:span></text:p>
      <text:p text:style-name="P63"><text:span text:style-name="T35">ـــــ شازنده اصلی مولکول‌های زیستی و ـــــ سازنده اصلی جهان غیرزنده است.</text:span></text:p>
      <text:p text:style-name="P63"><text:span text:style-name="T35">ترکیبات </text:span><text:span text:style-name="T38">کربن</text:span><text:span text:style-name="T35"> از سیلیسیم بسیار ـــــ است چون ← پیوند‌های ـــــ تشکیل می‌دهد ( دلیل: طول پیوند ـــــ )</text:span></text:p>
      <text:p text:style-name="P63"><text:span text:style-name="T35"><text:tab/><text:tab/><text:tab/><text:tab/><text:tab/> ← توانایی تشکیل پیوند ـــــ و ـــــ و ـــــ را نیز دارد. ( شکل ۱۵ و ۱۶ صفحه ۳۱ )</text:span></text:p>
      <text:p text:style-name="P63"><text:span text:style-name="T35">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63"><text:span text:style-name="T35">همچین، کربن‌ها می‌توانند به روش‌های گوناگون به هم متصل شوند و دگرشکل ( آلوتروپ ) های مختلفی مانند ـــــ ، ـــــ و غیره را ایجاد کنند.</text:span></text:p>
      <text:p text:style-name="P76"><text:span text:style-name="T35">یادآوری:تعریف و مقایسه «آلوتروپ، ایزوتوپ، ایزومر»</text:span></text:p>
      <text:p text:style-name="P76"><text:span text:style-name="T35"/></text:p>
      <text:p text:style-name="P77"><text:span text:style-name="T35">آلکان‌ها <text:s/>( C_nH )</text:span></text:p>
      <text:p text:style-name="P64"><text:span text:style-name="T35">دسته‌ای از هیدروکربن‌ها هستند که در آن‌ها، هر اتم کربن با </text:span><text:span text:style-name="T37">ـــــ </text:span><text:span text:style-name="T35">پیوند یگانه به اتم‌های دیگر متصل شده است ( یعنی حتماً با </text:span><text:span text:style-name="T37">ـــــ </text:span><text:span text:style-name="T35">اتم دیگر پیوند دارد. ). </text:span><text:span text:style-name="T37">ـــــ </text:span><text:span text:style-name="T35">( CH_4 ) ساده‌ترین و نخستین عضو خانواده آلکان است. سایر اعضای خانواده، تعداد </text:span><text:span text:style-name="T37">ـــــ </text:span><text:span text:style-name="T35">های بیشتری دارند، که البته اتم‌های </text:span><text:span text:style-name="T37">ـــــ </text:span><text:span text:style-name="T35">آن‌ها نیز بیشتر می‌شود.</text:span></text:p>
      <text:p text:style-name="P64"><text:span text:style-name="T35">( هر اتم کربن به </text:span><text:span text:style-name="T37">ـــــ </text:span><text:span text:style-name="T35">یا </text:span><text:span text:style-name="T37">ـــــ </text:span><text:span text:style-name="T35">اتم کربن در زنجیر کربنی متصل است. )</text:span></text:p>
      <text:p text:style-name="P64"><text:span text:style-name="T35">آلکان‌ها<text:tab/><text:tab/>← </text:span><text:span text:style-name="T37">ـــــ : </text:span><text:span text:style-name="T35">اتم‌های </text:span><text:span text:style-name="T37">ـــــ </text:span><text:span text:style-name="T35">همانند یک </text:span><text:span text:style-name="T37">ـــــ </text:span><text:span text:style-name="T35">به دنبال هم قرار دارند. ( شکل ۱۸ الف)</text:span></text:p>
      <text:p text:style-name="P64"><text:span text:style-name="T35"><text:tab/><text:tab/>← </text:span><text:span text:style-name="T37">ـــــ : </text:span><text:span text:style-name="T35">برخی اتم‌های کربن به شکل شاخه </text:span><text:span text:style-name="T37">ـــــ </text:span><text:span text:style-name="T35">( </text:span><text:span text:style-name="T37">ـــــ </text:span><text:span text:style-name="T35">) به زنجیر اصلی متصل است ( شکل ۱۸ ب )</text:span></text:p>
      <text:p text:style-name="P64"><text:span text:style-name="T35">( برخی اتم‌های کربن به </text:span><text:span text:style-name="T37">ـــــ </text:span><text:span text:style-name="T35">یا </text:span><text:span text:style-name="T37">ـــــ </text:span><text:span text:style-name="T35">اتم کربن در زنجیر متصل هستند. )</text:span></text:p>
      <text:p text:style-name="P78"><text:span text:style-name="T35">پرسش –</text:span><text:span text:style-name="T41"> کوچک‌ترین آلکانی که همه انواع کربن را دارد، چند اتم هیدروژن دارد؟ ( آلکان زنجیری ← حلقوی نباشد )</text:span></text:p>
      <text:p text:style-name="P78"><text:span text:style-name="T41"/></text:p>
      <text:p text:style-name="P78"><text:span text:style-name="T35">مدل پیوند – خط</text:span></text:p>
      <text:p text:style-name="P78"><text:span text:style-name="T35"><text:s/></text:span><text:span text:style-name="T41">در این روش، اتم‌های کربن با نقطه و پیوند بین آن‌ها با خط‌تیره ( پاره خط ) نشان داده می‌شوند.</text:span></text:p>
      <text:p text:style-name="P78"><text:span text:style-name="T41">اتم‌های هیدروژن، و نیز پیوند‌های C-H نشان داده </text:span><text:span text:style-name="T42">ـــــ </text:span><text:span text:style-name="T41">( H متصل به اتم‌های دیگر، نشان داده </text:span><text:span text:style-name="T42">ـــــ </text:span><text:span text:style-name="T41">)</text:span></text:p>
      <text:p text:style-name="P78"><text:span text:style-name="T41">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2">ـــــ .</text:span></text:p>
      <text:p text:style-name="P78"><text:span text:style-name="T42">خ</text:span><text:span text:style-name="T41">وب است بدانیم صفحه ۳۳: فرمول «ساختاری» یا «پیوند – خط» به همراه فرمول مولکولی را برای هر ترکیب نمایش دهید:</text:span></text:p>
      <text:p text:style-name="P78"><text:span text:style-name="T41">الف)<text:tab/><text:tab/><text:tab/>ب)</text:span></text:p>
      <text:p text:style-name="P78"><text:span text:style-name="T41">پ)<text:tab/><text:tab/><text:tab/>ت)</text:span></text:p>
      <text:p text:style-name="P78"><text:span text:style-name="T41">تمرین: با مدل پیوند – خط نمایش دهید:</text:span></text:p>
      <text:p text:style-name="P79"><text:span text:style-name="T41">CH(CH_3) – CH(CH_3)_2</text:span></text:p>
      <text:p text:style-name="P79"><text:span text:style-name="T41">C_3H_7OH</text:span></text:p>
      <text:p text:style-name="P79"><text:span text:style-name="T41"/></text:p>
      <text:p text:style-name="P80"><text:span text:style-name="T41">شمار اتم‌های کربن نقش مهمی در تعیین </text:span><text:span text:style-name="T42">ـــــ </text:span><text:span text:style-name="T41">هیدروکربن‌ها دارد. با تغییر تعداد C، </text:span><text:span text:style-name="T42">ـــــ </text:span><text:span text:style-name="T41">مولکول</text:span></text:p>
      <text:p text:style-name="P81"><text:span text:style-name="T41">و نیز </text:span><text:span text:style-name="T42">ـــــ </text:span><text:span text:style-name="T41">مولکولی تغییر می‌یابد ← تغییر نیروی ـــــ مولکولی، نقطه ـــــ و غیره</text:span></text:p>
      <text:p text:style-name="P83"><text:span text:style-name="T41">با هم بیندیشیم ۱ صفحه ۳۴: ( جمع‌بندی مهم )</text:span></text:p>
      <text:p text:style-name="P83"><text:span text:style-name="T41">بزرگ شدن اندازه مولکول<text:tab/>← </text:span><text:span text:style-name="T43">ـــــ </text:span><text:span text:style-name="T41">نقطه جوش</text:span></text:p>
      <text:p text:style-name="P83"><text:span text:style-name="T41"><text:tab/><text:tab/><text:tab/>← </text:span><text:span text:style-name="T43">ـــــ </text:span><text:span text:style-name="T41">فرار بودن ( تمایل برای تبدیل به گاز )</text:span></text:p>
      <text:p text:style-name="P82"><text:span text:style-name="T41">ـــــ </text:span><text:span text:style-name="T44">گران روی ( </text:span><text:span text:style-name="T41">ـــــ </text:span><text:span text:style-name="T44">مقاوت در برابر جاری شدن )</text:span></text:p>
      <text:p text:style-name="P84"><text:span text:style-name="T41">الف) با افزایش شمار کربن ← </text:span><text:span text:style-name="T43">ـــــ </text:span><text:span text:style-name="T41">نقطه جوش آلکان در فشار ۱ اتمسفر ← </text:span><text:span text:style-name="T43">ـــــ </text:span><text:span text:style-name="T41">تعداد مولکول‌هایی که تبخیر می‌گردند ( </text:span><text:span text:style-name="T43">ـــــ </text:span><text:span text:style-name="T41">فشار بخار )</text:span></text:p>
      <text:p text:style-name="P84"><text:span text:style-name="T41">ب) نقطه جوش: C_{12}H_{26}<text:tab/><text:tab/>C_{21}H_{44}</text:span></text:p>
      <text:p text:style-name="P84"><text:span text:style-name="T41">پ) گران‌روی: C_{10}H_{22}<text:tab/><text:tab/>C_6H_{14}</text:span></text:p>
      <text:p text:style-name="P84"><text:span text:style-name="T41">فرار بودن: C_{10}H_{22}<text:tab/><text:tab/>C_6H_{14}</text:span></text:p>
      <text:p text:style-name="P84"><text:span text:style-name="T41">ت) گشتاور دو قطبی آلکان‌ها حدود </text:span><text:span text:style-name="T43">ـــــ </text:span><text:span text:style-name="T41">است ( یعنی </text:span><text:span text:style-name="T43">ـــــ </text:span><text:span text:style-name="T41">هستند. )</text:span></text:p>
      <text:p text:style-name="P84"><text:span text:style-name="T41">ث) نیروی بین مولکولی در آلکان‌ها از نوع </text:span><text:span text:style-name="T43">ـــــ ـــــ ـــــ </text:span><text:span text:style-name="T41">است. افزایش شمار اتم‌های کربن، باعث </text:span><text:span text:style-name="T43">ـــــ </text:span><text:span text:style-name="T41">قدرت نیروی بین مولکولی، ( و </text:span><text:span text:style-name="T43">ـــــ </text:span><text:span text:style-name="T41">جرم و حجم مولکول ) و باعث </text:span><text:span text:style-name="T43">ـــــ </text:span><text:span text:style-name="T41">نقطه جوش می‌شود.</text:span></text:p>
      <text:p text:style-name="P84"><text:span text:style-name="T41">ج) با بزرگ‌تر شدن زنجیر کربنی، گران‌روی </text:span><text:span text:style-name="T43">ـــــ </text:span><text:span text:style-name="T41">می‌یابد چون مقاومت مولکول‌های بزرگ‌تر ددر برابر جاری شدن </text:span><text:span text:style-name="T43">ـــــ </text:span><text:span text:style-name="T41">است.</text:span></text:p>
      <text:p text:style-name="P84"><text:span text:style-name="T41">چ) چسبندگی: C_{18}H_{38}<text:tab/><text:tab/>C_{25}H_{52} (نیروی بین مولکولی (واندروالسی) در </text:span><text:span text:style-name="T43">ـــــ </text:span><text:span text:style-name="T41">قوی‌تر است. )</text:span></text:p>
      <text:p text:style-name="P84"><text:span text:style-name="T41"><text:tab/><text:tab/>( </text:span><text:span text:style-name="T43">ـــــ </text:span><text:span text:style-name="T41">)<text:tab/><text:tab/><text:tab/><text:tab/>(</text:span><text:span text:style-name="T43"> ـــــ </text:span><text:span text:style-name="T41">)</text:span></text:p>
      <text:p text:style-name="P84"><text:span text:style-name="T41">با هم بیندیشیم ۲ صفحه ۳۵</text:span></text:p>
      <text:p text:style-name="P84"><text:span text:style-name="T41">الف) آلکان‌های </text:span><text:span text:style-name="T43">ـــــ </text:span><text:span text:style-name="T41">تا </text:span><text:span text:style-name="T43">ـــــ </text:span><text:span text:style-name="T41">کربنه در دمای ۲۲ درجه سانتی‌گراد به حالت گاز هستند.</text:span></text:p>
      <text:p text:style-name="P85"><text:span text:style-name="T41">ب) با افزایش جرم مولی آ</text:span><text:span text:style-name="T45">لکان، نقطه جوش </text:span><text:span text:style-name="T43">ـــــ </text:span><text:span text:style-name="T45">می‌یابد !!! ( این، </text:span><text:span text:style-name="T40">۴۰</text:span><text:span text:style-name="T45"> بار! )</text:span></text:p>
      <text:p text:style-name="P86"><text:span text:style-name="T45">آ</text:span><text:span text:style-name="T41">لکان‌ها به دلیل </text:span><text:span text:style-name="T43">ـــــ </text:span><text:span text:style-name="T41">بودن، در آب </text:span><text:span text:style-name="T43">ـــــ </text:span><text:span text:style-name="T41">و می‌توان از آن‌ها برای حفاظت </text:span><text:span text:style-name="T43">ـــــ </text:span><text:span text:style-name="T41">استفاده کرد. قرار دادن فلز در آلکان‌های </text:span><text:span text:style-name="T43">ـــــ </text:span><text:span text:style-name="T41">یا </text:span><text:span text:style-name="T43">ـــــ </text:span><text:span text:style-name="T41">کردن سطح فلز‌ها و وسایل فلزی با آنها، مانع از رسیدن </text:span><text:span text:style-name="T43">ـــــ </text:span><text:span text:style-name="T41">به سطح فلز می‌شود و از </text:span><text:span text:style-name="T43">ـــــ </text:span><text:span text:style-name="T41">فلز جلوگیری می‌کن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6:18:01.572979820</dc:date>
    <meta:editing-duration>P1DT14H27M23S</meta:editing-duration>
    <meta:editing-cycles>61</meta:editing-cycles>
    <meta:generator>LibreOffice/7.5.5.2$Linux_X86_64 LibreOffice_project/50$Build-2</meta:generator>
    <meta:document-statistic meta:table-count="0" meta:image-count="0" meta:object-count="0" meta:page-count="19" meta:paragraph-count="363" meta:word-count="4867" meta:character-count="24081" meta:non-whitespace-character-count="19423"/>
  </office:meta>
</office:document-meta>
</file>